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AT_IN</text:p>
          </table:table-cell>
          <table:table-cell office:value-type="string" calcext:value-type="string">
            <text:p>"1111101010101010101010101010001001010101010101010101010110101111010101010101010101010100010101011111000001111100000111010000101010101010101010101011101010100000111110000011111011101010010101010101010101010101010111011111000001111100000111110010100000000000"</text:p>
          </table:table-cell>
        </table:table-row>
        <table:table-row table:style-name="ro1">
          <table:table-cell office:value-type="string" calcext:value-type="string">
            <text:p>Frame_Daten</text:p>
          </table:table-cell>
          <table:table-cell office:value-type="string" calcext:value-type="string">
            <text:p>"1111101010101010101010101010001001010101010101010101010110101111010101010101010101010100010101011111000001111100000111010000101010101010101010101011101010100000111110000011111011101010010101010101010101010101010111011111000001111100000111110010100000000000"</text:p>
          </table:table-cell>
        </table:table-row>
        <table:table-row table:style-name="ro1">
          <table:table-cell office:value-type="string" calcext:value-type="string">
            <text:p>Gleicher Inhalt?</text:p>
          </table:table-cell>
          <table:table-cell table:style-name="ce1" table:formula="of:=([.B1]=[.B2])" office:value-type="boolean" office:boolean-value="true" calcext:value-type="boolean">
            <text:p>WAHR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2.3$Windows_x86 LibreOffice_project/40b2d7fde7e8d2d7bc5a449dc65df4d08a7dd38</meta:generator>
    <dc:date>2013-10-31T11:48:29.635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